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41D000014E2D5B17A02.svm" manifest:media-type=""/>
  <manifest:file-entry manifest:full-path="Pictures/2000000900003418000022F0F85FAFBD.svm" manifest:media-type=""/>
  <manifest:file-entry manifest:full-path="Pictures/100002010000011E000000843AAB934A.png" manifest:media-type=""/>
  <manifest:file-entry manifest:full-path="Pictures/1000020100000171000000ABA0063076.png" manifest:media-type=""/>
  <manifest:file-entry manifest:full-path="Pictures/200000090000473700001D763B1DC421.svm" manifest:media-type=""/>
  <manifest:file-entry manifest:full-path="Pictures/200000090000636E0000501A1916D6DE.svm" manifest:media-type=""/>
  <manifest:file-entry manifest:full-path="Pictures/20000009000063BD00003F5C76D86CCD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9.001cm" style:rel-width="100%" fo:margin-left="0cm" fo:margin-top="0cm" fo:margin-bottom="0cm" table:align="left"/>
    </style:style>
    <style:style style:name="Tabla1.A" style:family="table-column">
      <style:table-column-properties style:column-width="1.743cm" style:rel-column-width="6009*"/>
    </style:style>
    <style:style style:name="Tabla1.B" style:family="table-column">
      <style:table-column-properties style:column-width="17.258cm" style:rel-column-width="59525*"/>
    </style:style>
    <style:style style:name="Tabla1.1" style:family="table-row">
      <style:table-row-properties style:min-row-height="0.284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Tabla1.2" style:family="table-row">
      <style:table-row-properties style:min-row-height="0.31cm" fo:keep-together="auto"/>
    </style:style>
    <style:style style:name="Tabla6" style:family="table">
      <style:table-properties style:width="16.845cm" fo:margin-left="0.944cm" table:align="left" style:writing-mode="lr-tb"/>
    </style:style>
    <style:style style:name="Tabla6.A" style:family="table-column">
      <style:table-column-properties style:column-width="1.905cm"/>
    </style:style>
    <style:style style:name="Tabla6.C" style:family="table-column">
      <style:table-column-properties style:column-width="4.794cm"/>
    </style:style>
    <style:style style:name="Tabla6.D" style:family="table-column">
      <style:table-column-properties style:column-width="8.241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a6.D1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P1" style:family="paragraph" style:parent-style-name="Standard">
      <style:paragraph-properties fo:text-align="start" style:justify-single-word="false"/>
      <style:text-properties fo:color="#5ec6f2" fo:font-size="16pt" fo:font-weight="bold" style:letter-kerning="true" style:font-size-asian="16pt" style:font-weight-asian="bold" style:font-name-complex="Arial2" style:font-size-complex="16pt" style:font-weight-complex="bold"/>
    </style:style>
    <style:style style:name="P2" style:family="paragraph" style:parent-style-name="Standard">
      <style:paragraph-properties fo:text-align="center" style:justify-single-word="false" style:snap-to-layout-grid="false"/>
      <style:text-properties fo:color="#808080" fo:font-size="8pt" fo:font-weight="bold" officeooo:paragraph-rsid="00082fae" style:font-size-asian="8pt" style:font-weight-asian="bold" style:font-size-complex="8pt"/>
    </style:style>
    <style:style style:name="P3" style:family="paragraph" style:parent-style-name="Standard">
      <style:paragraph-properties style:snap-to-layout-grid="false"/>
      <style:text-properties fo:color="#808080" fo:font-size="8pt" fo:font-weight="bold" officeooo:paragraph-rsid="00082fae" style:font-size-asian="8pt" style:font-weight-asian="bold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8pt" officeooo:paragraph-rsid="00082fae" style:font-size-asian="8pt" style:font-size-complex="8pt"/>
    </style:style>
    <style:style style:name="P5" style:family="paragraph" style:parent-style-name="Standard">
      <style:paragraph-properties style:snap-to-layout-grid="false"/>
      <style:text-properties fo:font-size="8pt" officeooo:paragraph-rsid="00082fae" style:font-size-asian="8pt" style:font-size-complex="8pt"/>
    </style:style>
    <style:style style:name="P6" style:family="paragraph" style:parent-style-name="Standard">
      <style:paragraph-properties style:snap-to-layout-grid="false"/>
      <style:text-properties fo:font-size="8pt" officeooo:rsid="001bf5b5" officeooo:paragraph-rsid="00082fae" style:font-size-asian="8pt" style:font-size-complex="8pt"/>
    </style:style>
    <style:style style:name="P7" style:family="paragraph" style:parent-style-name="Standard">
      <style:paragraph-properties fo:margin-left="0.953cm" fo:margin-right="3.126cm" fo:text-indent="0cm" style:auto-text-indent="false">
        <style:tab-stops>
          <style:tab-stop style:position="11.721cm"/>
        </style:tab-stops>
      </style:paragraph-properties>
    </style:style>
    <style:style style:name="P8" style:family="paragraph" style:parent-style-name="Standard">
      <style:paragraph-properties fo:margin-left="0.953cm" fo:margin-right="3.126cm" fo:text-indent="0cm" style:auto-text-indent="false">
        <style:tab-stops>
          <style:tab-stop style:position="10.769cm"/>
        </style:tab-stops>
      </style:paragraph-properties>
      <style:text-properties officeooo:paragraph-rsid="00082fae"/>
    </style:style>
    <style:style style:name="P9" style:family="paragraph" style:parent-style-name="Standard">
      <style:paragraph-properties fo:margin-left="0.953cm" fo:margin-right="3.126cm" fo:text-indent="0cm" style:auto-text-indent="false">
        <style:tab-stops>
          <style:tab-stop style:position="10.769cm"/>
        </style:tab-stops>
      </style:paragraph-properties>
      <style:text-properties fo:color="#c0c0c0" officeooo:paragraph-rsid="00082fae"/>
    </style:style>
    <style:style style:name="P10" style:family="paragraph" style:parent-style-name="Standard" style:master-page-name="First_20_Page">
      <style:paragraph-properties fo:margin-left="0.953cm" fo:margin-right="3.126cm" fo:text-indent="0cm" style:auto-text-indent="false" style:page-number="auto">
        <style:tab-stops>
          <style:tab-stop style:position="9.038cm"/>
          <style:tab-stop style:position="11.721cm"/>
        </style:tab-stops>
      </style:paragraph-properties>
    </style:style>
    <style:style style:name="P11" style:family="paragraph" style:parent-style-name="Standard">
      <style:paragraph-properties fo:margin-left="0.953cm" fo:margin-right="1.221cm" fo:text-indent="0cm" style:auto-text-indent="false" fo:padding-left="0cm" fo:padding-right="0cm" fo:padding-top="0cm" fo:padding-bottom="0.035cm" fo:border-left="none" fo:border-right="none" fo:border-top="none" fo:border-bottom="0.74pt solid #5ec6f2">
        <style:tab-stops>
          <style:tab-stop style:position="11.721cm"/>
          <style:tab-stop style:position="16.193cm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Helvetica_20_bold_20__2b__20_izquierda">
      <style:paragraph-properties fo:text-align="center" style:justify-single-word="false"/>
    </style:style>
    <style:style style:name="P14" style:family="paragraph" style:parent-style-name="Header">
      <style:paragraph-properties fo:text-align="start" style:justify-single-word="false"/>
    </style:style>
    <style:style style:name="P15" style:family="paragraph" style:parent-style-name="Heading_20_1" style:list-style-name="WWNum1">
      <style:text-properties officeooo:paragraph-rsid="00082fae"/>
    </style:style>
    <style:style style:name="P16" style:family="paragraph" style:parent-style-name="Heading_20_1" style:list-style-name="WWNum1">
      <style:text-properties officeooo:rsid="00082fae" officeooo:paragraph-rsid="00082fae"/>
    </style:style>
    <style:style style:name="P17" style:family="paragraph" style:parent-style-name="Heading_20_1" style:list-style-name="WWNum1">
      <style:paragraph-properties fo:break-before="page"/>
      <style:text-properties officeooo:rsid="00082fae" officeooo:paragraph-rsid="00082fae"/>
    </style:style>
    <style:style style:name="P18" style:family="paragraph" style:parent-style-name="Helvetica_20__2b__20_derecha_20__2b_azul">
      <style:paragraph-properties fo:margin-left="0.953cm" fo:margin-right="0cm" fo:text-align="center" style:justify-single-word="false" fo:text-indent="0cm" style:auto-text-indent="false"/>
      <style:text-properties fo:font-weight="bold" officeooo:paragraph-rsid="00082fae" style:font-weight-asian="bold"/>
    </style:style>
    <style:style style:name="P19" style:family="paragraph" style:parent-style-name="Footer">
      <style:paragraph-properties fo:text-align="end" style:justify-single-word="false"/>
    </style:style>
    <style:style style:name="P20" style:family="paragraph" style:parent-style-name="normal_20_nivel_20_1">
      <style:text-properties officeooo:rsid="00082fae" officeooo:paragraph-rsid="00082fae"/>
    </style:style>
    <style:style style:name="P21" style:family="paragraph" style:parent-style-name="Contents_20_Heading" style:list-style-name="WWNum0">
      <style:paragraph-properties fo:margin-left="0cm" fo:margin-right="1cm" fo:text-indent="0cm" style:auto-text-indent="false" fo:break-before="page"/>
    </style:style>
    <style:style style:name="T1" style:family="text">
      <style:text-properties fo:color="#00b0f0"/>
    </style:style>
    <style:style style:name="T2" style:family="text">
      <style:text-properties text:display="none"/>
    </style:style>
    <style:style style:name="T3" style:family="text">
      <style:text-properties fo:color="#00000a" style:font-name="Calibri" fo:font-size="11pt" style:font-size-asian="11pt" style:font-name-complex="F" style:font-size-complex="11pt" style:font-weight-complex="normal"/>
    </style:style>
    <style:style style:name="T4" style:family="text">
      <style:text-properties fo:color="#3a373b"/>
    </style:style>
    <style:style style:name="T5" style:family="text">
      <style:text-properties officeooo:rsid="001bf5b5"/>
    </style:style>
    <style:style style:name="T6" style:family="text">
      <style:text-properties officeooo:rsid="00082fae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ge-content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fo:background-color="#83caff" style:background-transparency="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#0084d1" style:background-transparency="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#83caff" style:background-transparency="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GoBack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Helvetica_20_bold_20__2b__20_izquierda"><draw:frame draw:style-name="fr1" draw:name="Marco1" text:anchor-type="paragraph" svg:x="0.54cm" svg:y="0.843cm" svg:width="0.041cm" style:rel-width="100%" draw:z-index="4"><draw:text-box fo:min-height="0cm"><table:table table:name="Tabla1" table:style-name="Tabla1"><table:table-column table:style-name="Tabla1.A"/><table:table-column table:style-name="Tabla1.B"/><table:table-row table:style-name="Tabla1.1"><table:table-cell table:style-name="Tabla1.A1" office:value-type="string"><text:p text:style-name="titulo_20_proyecto_20_-_20_bullet"><text:span text:style-name="T1">P/.</text:span></text:p></table:table-cell><table:table-cell table:style-name="Tabla1.A1" office:value-type="string"><text:p text:style-name="titulo_20_proyecto"><text:title>firmapdf Alfresco</text:title></text:p></table:table-cell></table:table-row><table:table-row table:style-name="Tabla1.2"><table:table-cell table:style-name="Tabla1.A1" office:value-type="string"><text:p text:style-name="titulo_20_documento_20_-_20_bullet"><text:span text:style-name="T1">D/.</text:span></text:p></table:table-cell><table:table-cell table:style-name="Tabla1.A1" office:value-type="string"><text:p text:style-name="titulo_20_documento"><text:subject>Manual de usuario</text:subject></text:p></table:table-cell></table:table-row></table:table></draw:text-box></draw:frame></text:p>
      <text:p text:style-name="P13"/>
      <text:p text:style-name="Helvetica_20__2b__20_izquierda"/>
      <text:p text:style-name="Helvetica_20_bold_20__2b__20_izquierda"/>
      <text:p text:style-name="Helvetica_20__2b__20_derecha"/>
      <text:p text:style-name="Helvetica_20__2b__20_izquierda"/>
      <text:p text:style-name="Helvetica_20__2b__20_derecha_20__2b_azul"/>
      <text:p text:style-name="Helvetica_20__2b__20_izquierda_20__2b__20_azul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18">Control documental</text:p>
      <text:p text:style-name="P9"/>
      <table:table table:name="Tabla6" table:style-name="Tabla6">
        <table:table-column table:style-name="Tabla6.A" table:number-columns-repeated="2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2">Versión del documento</text:p>
          </table:table-cell>
          <table:table-cell table:style-name="Tabla6.A1" office:value-type="string">
            <text:p text:style-name="P2">Fecha</text:p>
          </table:table-cell>
          <table:table-cell table:style-name="Tabla6.A1" office:value-type="string">
            <text:p text:style-name="P3">Autor</text:p>
          </table:table-cell>
          <table:table-cell table:style-name="Tabla6.D1" office:value-type="string">
            <text:p text:style-name="P3">Modificaciones/Comentarios</text:p>
          </table:table-cell>
        </table:table-row>
        <table:table-row table:style-name="Tabla6.1">
          <table:table-cell table:style-name="Tabla6.A1" office:value-type="string">
            <text:p text:style-name="P4">1.0</text:p>
          </table:table-cell>
          <table:table-cell table:style-name="Tabla6.A1" office:value-type="string">
            <text:p text:style-name="P4"><text:span text:style-name="T6">2</text:span>8/10/201<text:span text:style-name="T6">3</text:span></text:p>
          </table:table-cell>
          <table:table-cell table:style-name="Tabla6.A1" office:value-type="string">
            <text:p text:style-name="P5"><text:span text:style-name="T5">k</text:span>eensoft</text:p>
            <text:p text:style-name="P6">http://www.keensoft.es</text:p>
          </table:table-cell>
          <table:table-cell table:style-name="Tabla6.D1" office:value-type="string">
            <text:p text:style-name="P5">Versión inicial del documento</text:p>
          </table:table-cell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21"><text:bookmark-start text:name="_Toc271615525"/>Contenido</text:p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_RefHeading__814_1263436028" text:style-name="Index_20_Link" text:visited-style-name="Index_20_Link">1/.Acceso a Alfresco Share<text:tab/>3</text:a></text:p>
          <text:p text:style-name="P12"><text:a xlink:type="simple" xlink:href="#__RefHeading__816_1263436028" text:style-name="Index_20_Link" text:visited-style-name="Index_20_Link">2/.Firma de documentos<text:tab/>3</text:a></text:p>
          <text:p text:style-name="P12"><text:a xlink:type="simple" xlink:href="#__RefHeading__818_1263436028" text:style-name="Index_20_Link" text:visited-style-name="Index_20_Link">2.1/.Acceso a Alfresco<text:tab/>3</text:a></text:p>
          <text:p text:style-name="P12"><text:a xlink:type="simple" xlink:href="#__RefHeading__820_1263436028" text:style-name="Index_20_Link" text:visited-style-name="Index_20_Link">2.2/.Selección de documento<text:tab/>3</text:a></text:p>
          <text:p text:style-name="P12"><text:a xlink:type="simple" xlink:href="#__RefHeading__822_1263436028" text:style-name="Index_20_Link" text:visited-style-name="Index_20_Link">2.3/.Firma<text:tab/>4</text:a></text:p>
          <text:p text:style-name="P12"><text:a xlink:type="simple" xlink:href="#__RefHeading__824_1263436028" text:style-name="Index_20_Link" text:visited-style-name="Index_20_Link">3/.Apendice I – Restricciones de seguridad<text:tab/>5</text:a></text:p>
        </text:index-body>
      </text:table-of-content>
      <text:p text:style-name="Standard"><text:a xlink:type="simple" xlink:href="#_Toc365887789"/></text:p>
      <text:p text:style-name="P1"/>
      <text:list xml:id="list144991958951045844" text:style-name="WWNum1">
        <text:list-item>
          <text:h text:style-name="P17" text:outline-level="1"><text:bookmark-start text:name="__RefHeading__814_1263436028"/>Acceso a Alfresco Share<text:bookmark-end text:name="__RefHeading__814_1263436028"/></text:h>
        </text:list-item>
      </text:list>
      <text:p text:style-name="normal_20_nivel_20_1"><text:tab/><text:tab/><text:span text:style-name="T6">Para poder firmar documentos, se debe acceder a Alfresco Share de la manera habitualmente utilizada.</text:span></text:p>
      <text:list xml:id="list122938352143435" text:continue-numbering="true" text:style-name="WWNum1">
        <text:list-item>
          <text:h text:style-name="P15" text:outline-level="1"><text:bookmark-start text:name="__RefHeading__816_1263436028"/><text:span text:style-name="T6">Firma de documentos</text:span><text:bookmark-end text:name="__RefHeading__816_1263436028"/></text:h>
          <text:list>
            <text:list-item>
              <text:h text:style-name="P16" text:outline-level="1"><text:bookmark-start text:name="__RefHeading__818_1263436028"/>Acceso a Alfresco<text:bookmark-end text:name="__RefHeading__818_1263436028"/></text:h>
            </text:list-item>
          </text:list>
        </text:list-item>
      </text:list>
      <text:p text:style-name="P20"><text:tab/><text:tab/><text:tab/>Para poder firmar documentos, se debe acceder a Alfresco Share de la manera <text:tab/><text:tab/><text:tab/>habitualmente utilizada.</text:p>
      <text:list xml:id="list122938358132244" text:continue-numbering="true" text:style-name="WWNum1">
        <text:list-item>
          <text:list>
            <text:list-item>
              <text:h text:style-name="P16" text:outline-level="1"><text:bookmark-start text:name="__RefHeading__820_1263436028"/>Selección de documento<text:bookmark-end text:name="__RefHeading__820_1263436028"/></text:h>
            </text:list-item>
          </text:list>
        </text:list-item>
      </text:list>
      <text:p text:style-name="normal_20_nivel_20_1"><text:tab/><text:tab/><text:tab/><text:span text:style-name="T6">Se puede utilizar la acción de firma bien desde un listado de documentos:</text:span></text:p>
      <text:p text:style-name="normal_20_nivel_20_1"><draw:frame draw:style-name="fr4" draw:name="gráficos2" text:anchor-type="paragraph" svg:width="17cm" svg:height="10.8cm" draw:z-index="6"><draw:image xlink:href="Pictures/20000009000063BD00003F5C76D86CCD.svm" xlink:type="simple" xlink:show="embed" xlink:actuate="onLoad"/></draw:frame><text:span text:style-name="T6"><text:tab/><text:tab/></text:span></text:p>
      <text:p text:style-name="normal_20_nivel_20_1"><text:span text:style-name="T6"><text:tab/><text:tab/>o desde el detalle de uno de ellos:</text:span></text:p>
      <text:p text:style-name="normal_20_nivel_20_1"><draw:frame draw:style-name="fr5" draw:name="gráficos3" text:anchor-type="paragraph" svg:width="17cm" svg:height="13.693cm" draw:z-index="7"><draw:image xlink:href="Pictures/200000090000636E0000501A1916D6DE.svm" xlink:type="simple" xlink:show="embed" xlink:actuate="onLoad"/></draw:frame><text:soft-page-break/><text:span text:style-name="T6"/></text:p>
      <text:list xml:id="list122938439156430" text:continue-numbering="true" text:style-name="WWNum1">
        <text:list-item>
          <text:list>
            <text:list-item>
              <text:h text:style-name="P16" text:outline-level="1"><text:bookmark-start text:name="__RefHeading__822_1263436028"/>Firma<text:bookmark-end text:name="__RefHeading__822_1263436028"/></text:h>
            </text:list-item>
          </text:list>
        </text:list-item>
      </text:list>
      <text:p text:style-name="normal_20_nivel_20_1"><text:tab/><text:tab/><text:tab/><text:span text:style-name="T6">Tras hacer click en la acción de firma, se mostrará un diálogo indicando que se ha iniciado <text:tab/><text:tab/>el proceso de firma. En se momento, se intentará ejecutar un 'Applet' en su <text:s/>navegador para poder <text:tab/><text:tab/>realizar la firma:</text:span></text:p>
      <text:p text:style-name="normal_20_nivel_20_1"><draw:frame draw:style-name="fr6" draw:name="gráficos4" text:anchor-type="paragraph" svg:width="12.323cm" svg:height="5.099cm" draw:z-index="8"><draw:image xlink:href="Pictures/200000090000473700001D763B1DC421.svm" xlink:type="simple" xlink:show="embed" xlink:actuate="onLoad"/></draw:frame></text:p>
      <text:p text:style-name="normal_20_nivel_20_1"><text:span text:style-name="T6"><text:tab/><text:tab/><text:tab/>Una vez se haya cargado el 'Applet' se mostrará un diálogo para seleccionar el certificado <text:tab/><text:tab/>que se quiere usar para la firma:</text:span></text:p>
      <text:p text:style-name="normal_20_nivel_20_1"><text:soft-page-break/></text:p>
      <text:p text:style-name="normal_20_nivel_20_1"><draw:frame draw:style-name="fr4" draw:name="gráficos5" text:anchor-type="paragraph" svg:width="9.94cm" svg:height="6.666cm" draw:z-index="9"><draw:image xlink:href="Pictures/2000000900003418000022F0F85FAFBD.svm" xlink:type="simple" xlink:show="embed" xlink:actuate="onLoad"/></draw:frame></text:p>
      <text:p text:style-name="normal_20_nivel_20_1"><text:span text:style-name="T6"><text:tab/><text:tab/><text:tab/>Por último, una vez realizada la firma, se solicitará confirmación de que se quiere generar <text:tab/><text:tab/>una nueva versión del documento que incluya la firma realizada:</text:span></text:p>
      <text:list xml:id="list122938461150605" text:continue-numbering="true" text:style-name="WWNum1">
        <text:list-header>
          <text:h text:style-name="P15" text:outline-level="1"><draw:frame draw:style-name="fr6" draw:name="gráficos6" text:anchor-type="paragraph" svg:width="11.578cm" svg:height="3.549cm" draw:z-index="10"><draw:image xlink:href="Pictures/200000090000441D000014E2D5B17A02.svm" xlink:type="simple" xlink:show="embed" xlink:actuate="onLoad"/></draw:frame></text:h>
        </text:list-header>
        <text:list-item>
          <text:h text:style-name="P15" text:outline-level="1"><text:bookmark-start text:name="__RefHeading__824_1263436028"/><text:span text:style-name="T6">Apendice I – Restricciones de seguridad</text:span><text:bookmark-end text:name="__RefHeading__824_1263436028"/></text:h>
        </text:list-item>
      </text:list>
      <text:p text:style-name="P20"><text:tab/><text:tab/>Para poder ejecutar correctamente el 'Applet' de firma en su navegador, este debe estar <text:tab/><text:tab/>configurado para admitir la ejecución de dichos elementos. En caso de que no se llegue a mostrar la <text:tab/>pantalla de selección de certificados lo más probable es que se esté bloqueando la ejecución.</text:p>
      <text:p text:style-name="P20"><text:tab/><text:tab/>Además pueden mostrarse avisos de seguridad sobre la ejecución de contenido 'Java' que <text:tab/>deberán ser aceptados para poder ejecutar el plugin de firma.</text:p>
      <text:p text:style-name="P20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s" fo:country="ES" style:letter-kerning="tru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393939" style:font-name="Arial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WWNum1" style:class="text">
      <style:paragraph-properties fo:margin-left="0cm" fo:margin-right="1cm" fo:margin-top="0.423cm" fo:margin-bottom="0.106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5ec6f2" fo:keep-with-next="always"/>
      <style:text-properties fo:color="#5ec6f2" fo:font-size="16pt" fo:font-weight="bold" style:letter-kerning="true" style:font-size-asian="16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1" style:class="text">
      <style:paragraph-properties fo:margin-left="0cm" fo:margin-right="1cm" fo:margin-top="0.423cm" fo:margin-bottom="0.106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5ec6f2" fo:keep-with-next="always"/>
      <style:text-properties fo:color="#5ec6f2" fo:font-size="14pt" fo:font-weight="bold" style:font-size-asian="14pt" style:font-weight-asian="bold" style:font-name-complex="Arial2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1" style:class="text">
      <style:paragraph-properties fo:margin-left="0cm" fo:margin-right="1cm" fo:margin-top="0.423cm" fo:margin-bottom="0.106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5ec6f2" fo:keep-with-next="always"/>
      <style:text-properties fo:color="#5ec6f2" fo:font-size="13pt" fo:font-weight="bold" style:font-size-asian="13pt" style:font-weight-asian="bold" style:font-name-complex="Arial2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style:font-name="Cambria" style:font-name-complex="F"/>
    </style:style>
    <style:style style:name="Helvetica_20__2b__20_derecha_20__2b_azul" style:display-name="Helvetica + derecha +azul" style:family="paragraph" style:default-outline-level="">
      <style:text-properties fo:color="#5ec6f2"/>
    </style:style>
    <style:style style:name="Helvetica_20_bold_20__2b__20_izquierda" style:display-name="Helvetica bold + izquierda" style:family="paragraph" style:default-outline-level="">
      <style:paragraph-properties fo:text-align="start" style:justify-single-word="false"/>
    </style:style>
    <style:style style:name="Helvetica_20__2b__20_derecha" style:display-name="Helvetica + derecha" style:family="paragraph" style:parent-style-name="Standard" style:default-outline-level="">
      <style:paragraph-properties fo:text-align="end" style:justify-single-word="false"/>
      <style:text-properties style:font-name="Helvetica" style:font-weight-complex="bold"/>
    </style:style>
    <style:style style:name="Helvetica_20_bold_20__2b__20_derecha" style:display-name="Helvetica bold + derecha" style:family="paragraph" style:parent-style-name="Standard" style:default-outline-level="">
      <style:paragraph-properties fo:text-align="end" style:justify-single-word="false"/>
      <style:text-properties style:font-name="Helvetica" fo:font-weight="bold" style:font-weight-asian="bold" style:font-size-complex="10pt" style:font-weight-complex="bold"/>
    </style:style>
    <style:style style:name="Helvetica_20__2b__20_izquierda" style:display-name="Helvetica + izquierda" style:family="paragraph" style:parent-style-name="Helvetica_20__2b__20_derecha" style:default-outline-level="">
      <style:paragraph-properties fo:text-align="start" style:justify-single-word="false"/>
    </style:style>
    <style:style style:name="Helvetica_20__2b__20_izquierda_20__2b__20_azul" style:display-name="Helvetica + izquierda + azul" style:family="paragraph" style:parent-style-name="Helvetica_20__2b__20_derecha_20__2b_azul" style:default-outline-level="">
      <style:paragraph-properties fo:text-align="start" style:justify-single-word="false"/>
    </style:style>
    <style:style style:name="titulo_20_proyecto_20_-_20_bullet" style:display-name="titulo proyecto - bullet" style:family="paragraph" style:parent-style-name="Helvetica_20__2b__20_derecha_20__2b_azul" style:default-outline-level="">
      <style:text-properties fo:color="#ffffff" fo:font-size="16pt" fo:font-weight="bold" style:font-size-asian="16pt" style:font-weight-asian="bold"/>
    </style:style>
    <style:style style:name="titulo_20_documento_20_-_20_bullet" style:display-name="titulo documento - bullet" style:family="paragraph" style:parent-style-name="titulo_20_proyecto_20_-_20_bullet" style:default-outline-level="">
      <style:text-properties fo:font-size="24pt" style:font-size-asian="24pt"/>
    </style:style>
    <style:style style:name="titulo_20_proyecto" style:display-name="titulo proyecto" style:family="paragraph" style:parent-style-name="titulo_20_proyecto_20_-_20_bullet" style:default-outline-level="">
      <style:paragraph-properties fo:text-align="start" style:justify-single-word="false"/>
      <style:text-properties fo:color="#393939"/>
    </style:style>
    <style:style style:name="titulo_20_documento" style:display-name="titulo documento" style:family="paragraph" style:parent-style-name="titulo_20_documento_20_-_20_bullet" style:default-outline-level="">
      <style:paragraph-properties fo:text-align="start" style:justify-single-word="false"/>
      <style:text-properties fo:color="#393939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becera_20_bullet_20_proyecto" style:display-name="cabecera bullet proyecto" style:family="paragraph" style:parent-style-name="Header" style:default-outline-level="">
      <style:paragraph-properties fo:text-align="end" style:justify-single-word="false"/>
      <style:text-properties fo:color="#5ec6f2" style:font-name="Helvetica" fo:font-weight="bold" style:font-weight-asian="bold"/>
    </style:style>
    <style:style style:name="cabecera_20_proyecto" style:display-name="cabecera proyecto" style:family="paragraph" style:default-outline-level="">
      <style:paragraph-properties fo:orphans="2" fo:widows="2" style:writing-mode="lr-tb"/>
      <style:text-properties style:font-name="Helvetica" fo:font-size="12pt" fo:font-weight="bold" style:font-size-asian="12pt" style:font-weight-asian="bold" style:font-size-complex="12pt"/>
    </style:style>
    <style:style style:name="cabecera_20_documento" style:display-name="cabecera documento" style:family="paragraph" style:parent-style-name="cabecera_20_proyecto" style:default-outline-level="">
      <style:text-properties fo:font-size="14pt" style:font-size-asian="14pt"/>
    </style:style>
    <style:style style:name="cabecera_20_bullet_20_documento" style:display-name="cabecera bullet documento" style:family="paragraph" style:parent-style-name="cabecera_20_bullet_20_proyecto" style:default-outline-level="">
      <style:text-properties fo:font-size="14pt" style:font-size-asian="14pt"/>
    </style:style>
    <style:style style:name="normal_20_nivel_20_3" style:display-name="normal nivel 3" style:family="paragraph" style:parent-style-name="Standard" style:default-outline-level="3" style:list-style-name="">
      <style:paragraph-properties fo:margin-left="3cm" fo:margin-right="1cm" fo:margin-top="0cm" fo:margin-bottom="0.635cm" style:contextual-spacing="false" fo:text-indent="0cm" style:auto-text-indent="false"/>
    </style:style>
    <style:style style:name="normal_20_nivel_20_2" style:display-name="normal nivel 2" style:family="paragraph" style:parent-style-name="Standard" style:default-outline-level="">
      <style:paragraph-properties fo:margin-left="2.635cm" fo:margin-right="1cm" fo:margin-top="0cm" fo:margin-bottom="0.423cm" style:contextual-spacing="false" fo:text-indent="0cm" style:auto-text-indent="false"/>
    </style:style>
    <style:style style:name="normal_20_nivel_20_1" style:display-name="normal nivel 1" style:family="paragraph" style:parent-style-name="Standard" style:default-outline-level="">
      <style:paragraph-properties fo:margin-left="1cm" fo:margin-right="1cm" fo:margin-top="0cm" fo:margin-bottom="0.423cm" style:contextual-spacing="false" fo:text-indent="0cm" style:auto-text-indent="false"/>
    </style:style>
    <style:style style:name="Contents_20_1" style:display-name="Contents 1" style:family="paragraph" style:parent-style-name="Standard" style:default-outline-level="" style:class="index">
      <style:paragraph-properties fo:margin-left="0.953cm" fo:margin-right="0cm" fo:margin-top="0.212cm" fo:margin-bottom="0.212cm" style:contextual-spacing="false" fo:text-align="start" style:justify-single-word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style:font-size-complex="10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-left="1.588cm" fo:margin-right="1.221cm" fo:text-align="start" style:justify-single-word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style:font-size-complex="10pt"/>
    </style:style>
    <style:style style:name="Contents_20_3" style:display-name="Contents 3" style:family="paragraph" style:parent-style-name="Standard" style:default-outline-level="" style:class="index">
      <style:paragraph-properties fo:margin-left="1.905cm" fo:margin-right="2.173cm" fo:text-align="start" style:justify-single-word="false" fo:text-indent="0cm" style:auto-text-indent="false">
        <style:tab-stops>
          <style:tab-stop style:position="17.78cm" style:type="right" style:leader-style="dotted" style:leader-text="."/>
        </style:tab-stops>
      </style:paragraph-properties>
      <style:text-properties style:font-size-complex="10pt" style:font-style-complex="italic"/>
    </style:style>
    <style:style style:name="Contents_20_4" style:display-name="Contents 4" style:family="paragraph" style:parent-style-name="Standard" style:default-outline-level="" style:class="index">
      <style:paragraph-properties fo:margin-left="1.058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default-outline-level="" style:class="index">
      <style:paragraph-properties fo:margin-left="1.411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Contents_20_6" style:display-name="Contents 6" style:family="paragraph" style:parent-style-name="Standard" style:default-outline-level="" style:class="index">
      <style:paragraph-properties fo:margin-left="1.764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Contents_20_7" style:display-name="Contents 7" style:family="paragraph" style:parent-style-name="Standard" style:default-outline-level="" style:class="index">
      <style:paragraph-properties fo:margin-left="2.117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Contents_20_8" style:display-name="Contents 8" style:family="paragraph" style:parent-style-name="Standard" style:default-outline-level="" style:class="index">
      <style:paragraph-properties fo:margin-left="2.469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Contents_20_9" style:display-name="Contents 9" style:family="paragraph" style:parent-style-name="Standard" style:default-outline-level="" style:class="index">
      <style:paragraph-properties fo:margin-left="2.822cm" fo:margin-right="0cm" fo:text-align="start" style:justify-single-word="false" fo:text-indent="0cm" style:auto-text-indent="false"/>
      <style:text-properties style:font-name="Times New Roman"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endnote_20_text" style:display-name="endnote text" style:family="paragraph" style:parent-style-name="Standard" style:default-outline-level="">
      <style:text-properties style:font-size-complex="10pt"/>
    </style:style>
    <style:style style:name="footnote_20_text" style:display-name="footnote text" style:family="paragraph" style:parent-style-name="Standard" style:default-outline-level="">
      <style:text-properties style:font-size-complex="10pt"/>
    </style:style>
    <style:style style:name="Contents_20_Heading" style:display-name="Contents Heading" style:family="paragraph" style:parent-style-name="Heading_20_1" style:default-outline-level="" style:class="index">
      <style:paragraph-properties fo:margin-left="0cm" fo:margin-right="0cm" fo:margin-top="0.847cm" fo:margin-bottom="0cm" style:contextual-spacing="false" fo:line-height="115%" fo:text-align="start" style:justify-single-word="false" fo:keep-together="always" fo:text-indent="0cm" style:auto-text-indent="false" fo:padding="0cm" fo:border="none"/>
      <style:text-properties fo:color="#365f91" style:font-name="Cambria" fo:font-size="14pt" style:letter-kerning="false" style:font-size-asian="14pt" style:font-name-complex="F" style:font-size-complex="14pt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style:contextual-spacing="false" fo:text-align="start" style:justify-single-word="false"/>
      <style:text-properties fo:color="#00000a" style:font-name="Times New Roman" fo:font-size="12pt" style:font-size-asian="12pt"/>
    </style:style>
    <style:style style:name="sdfootnote" style:family="paragraph" style:parent-style-name="Standard" style:default-outline-level="">
      <style:paragraph-properties fo:margin-left="0.501cm" fo:margin-right="0cm" fo:margin-top="0.049cm" fo:margin-bottom="0cm" style:contextual-spacing="false" fo:text-align="start" style:justify-single-word="false" fo:text-indent="-0.501cm" style:auto-text-indent="false"/>
      <style:text-properties fo:color="#00000a" style:font-name="Times New Roman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lvetica_20__2b__20_derecha_20_Car" style:display-name="Helvetica + derecha Car" style:family="text" style:parent-style-name="Default_20_Paragraph_20_Font">
      <style:text-properties fo:color="#393939" style:font-name="Helvetica" fo:language="es" fo:country="ES" style:language-asian="es" style:country-asian="ES" style:font-size-complex="12pt" style:language-complex="ar" style:country-complex="SA" style:font-weight-complex="bold"/>
    </style:style>
    <style:style style:name="Helvetica_20__2b__20_derecha_20__2b_azul_20_Car" style:display-name="Helvetica + derecha +azul Car" style:family="text" style:parent-style-name="Helvetica_20__2b__20_derecha_20_Car">
      <style:text-properties fo:color="#5ec6f2" style:font-name="Helvetica" fo:language="es" fo:country="ES" style:language-asian="es" style:country-asian="ES" style:font-size-complex="12pt" style:language-complex="ar" style:country-complex="SA" style:font-weight-complex="bold"/>
    </style:style>
    <style:style style:name="Helvetica_20__2b__20_izquierda_20__2b__20_azul_20_Car" style:display-name="Helvetica + izquierda + azul Car" style:family="text" style:parent-style-name="Helvetica_20__2b__20_derecha_20__2b_azul_20_Car">
      <style:text-properties fo:color="#5ec6f2" style:font-name="Helvetica" fo:language="es" fo:country="ES" style:language-asian="es" style:country-asian="ES" style:font-size-complex="12pt" style:language-complex="ar" style:country-complex="SA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1_20_Car" style:display-name="Título 1 Car" style:family="text" style:parent-style-name="Default_20_Paragraph_20_Font">
      <style:text-properties fo:color="#5ec6f2" style:font-name="Arial1" fo:font-size="16pt" fo:font-weight="bold" style:letter-kerning="true" style:font-size-asian="16pt" style:font-weight-asian="bold" style:font-name-complex="Arial2" style:font-size-complex="16pt" style:font-weight-complex="bold"/>
    </style:style>
    <style:style style:name="Texto_20_de_20_globo_20_Car" style:display-name="Texto de globo Car" style:family="text" style:parent-style-name="Default_20_Paragraph_20_Font">
      <style:text-properties fo:color="#393939" style:font-name="Tahoma" fo:font-size="8pt" style:font-size-asian="8pt" style:font-name-complex="Tahoma1" style:font-size-complex="8pt"/>
    </style:style>
    <style:style style:name="Texto_20_nota_20_al_20_final_20_Car" style:display-name="Texto nota al final Car" style:family="text" style:parent-style-name="Default_20_Paragraph_20_Font">
      <style:text-properties fo:color="#393939" style:font-name="Arial1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exto_20_nota_20_pie_20_Car" style:display-name="Texto nota pie Car" style:family="text" style:parent-style-name="Default_20_Paragraph_20_Font">
      <style:text-properties fo:color="#393939" style:font-name="Arial1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ítulo_20_3_20_Car" style:display-name="Título 3 Car" style:family="text" style:parent-style-name="Default_20_Paragraph_20_Font">
      <style:text-properties fo:color="#5ec6f2" style:font-name="Arial1" fo:font-size="13pt" fo:font-weight="bold" style:font-size-asian="13pt" style:font-weight-asian="bold" style:font-name-complex="Arial2" style:font-size-complex="13pt" style:font-weight-complex="bold"/>
    </style:style>
    <style:style style:name="Título_20_2_20_Car" style:display-name="Título 2 Car" style:family="text" style:parent-style-name="Default_20_Paragraph_20_Font">
      <style:text-properties fo:color="#5ec6f2" style:font-name="Arial1" fo:font-size="14pt" fo:font-weight="bold" style:font-size-asian="14pt" style:font-weight-asian="bold" style:font-name-complex="Arial2" style:font-size-complex="14pt" style:font-style-complex="italic" style:font-weight-complex="bold"/>
    </style:style>
    <style:style style:name="system-pagebreak" style:family="text" style:parent-style-name="Default_20_Paragraph_20_Font"/>
    <style:style style:name="hps" style:family="text" style:parent-style-name="Default_20_Paragraph_20_Font"/>
    <style:style style:name="Título_20_4_20_Car" style:display-name="Título 4 Car" style:family="text" style:parent-style-name="Default_20_Paragraph_20_Font">
      <style:text-properties fo:color="#4f81bd" style:font-name="Cambria" fo:font-style="italic" fo:font-weight="bold" style:font-style-asian="italic" style:font-weight-asian="bold" style:font-name-complex="F" style:font-size-complex="12pt" style:font-style-complex="italic" style:font-weight-complex="bold"/>
    </style:style>
    <style:style style:name="Título_20_5_20_Car" style:display-name="Título 5 Car" style:family="text" style:parent-style-name="Default_20_Paragraph_20_Font">
      <style:text-properties fo:color="#243f60" style:font-name="Cambria" style:font-name-complex="F" style:font-size-complex="12pt"/>
    </style:style>
    <style:style style:name="ListLabel_20_1" style:display-name="ListLabel 1" style:family="text">
      <style:text-properties fo:color="#393939" fo:font-size="14pt" style:font-size-asian="14pt" style:font-size-complex="14pt"/>
    </style:style>
    <style:style style:name="ListLabel_20_2" style:display-name="ListLabel 2" style:family="text">
      <style:text-properties fo:color="#393939" fo:font-size="12pt" style:font-size-asian="12pt" style:font-size-complex="12pt"/>
    </style:style>
    <style:style style:name="ListLabel_20_3" style:display-name="ListLabel 3" style:family="text">
      <style:text-properties fo:color="#393939" fo:font-size="11pt" style:font-size-asian="11pt" style:font-size-complex="11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font-name-complex="Courier New"/>
    </style:style>
    <style:style style:name="ListLabel_20_6" style:display-name="ListLabel 6" style:family="text">
      <style:text-properties style:font-name-asian="Times New Roman1" style:font-name-complex="Arial2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/." style:num-format="1">
        <style:list-level-properties text:list-level-position-and-space-mode="label-alignment">
          <style:list-level-label-alignment text:label-followed-by="space" fo:text-indent="-1.501cm" fo:margin-left="2.771cm"/>
        </style:list-level-properties>
      </text:list-level-style-number>
      <text:list-level-style-number text:level="2" text:style-name="ListLabel_20_2" style:num-suffix="/." style:num-format="1" text:display-levels="2">
        <style:list-level-properties text:list-level-position-and-space-mode="label-alignment">
          <style:list-level-label-alignment text:label-followed-by="space" fo:text-indent="-2.501cm" fo:margin-left="4.771cm"/>
        </style:list-level-properties>
      </text:list-level-style-number>
      <text:list-level-style-number text:level="3" text:style-name="ListLabel_20_3" style:num-suffix="/." style:num-format="1" text:display-levels="3">
        <style:list-level-properties text:list-level-position-and-space-mode="label-alignment">
          <style:list-level-label-alignment text:label-followed-by="space" fo:text-indent="-3.501cm" fo:margin-left="6.77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62cm" fo:text-indent="-1.143cm" fo:margin-left="3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7.89cm" fo:text-indent="-0.272cm" fo:margin-left="4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16cm" fo:text-indent="-2.261cm" fo:margin-left="5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71cm" fo:text-indent="-1.905cm" fo:margin-left="6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335cm" fo:text-indent="-2.159cm" fo:margin-left="7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605cm" fo:text-indent="-2.54cm" fo:margin-left="8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.111cm" fo:margin-left="3.016cm"/>
        </style:list-level-properties>
      </text:list-level-style-number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5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5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5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52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7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979cm" fo:margin-left="0.97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979cm" fo:margin-left="1.9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90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5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9.54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1.1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6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8.821cm" fo:margin-left="0.002cm" fo:margin-top="0cm" fo:margin-bottom="0cm" table:align="left" style:writing-mode="lr-tb"/>
    </style:style>
    <style:style style:name="Tabla3.A" style:family="table-column">
      <style:table-column-properties style:column-width="5.001cm"/>
    </style:style>
    <style:style style:name="Tabla3.B" style:family="table-column">
      <style:table-column-properties style:column-width="9.5cm"/>
    </style:style>
    <style:style style:name="Tabla3.C" style:family="table-column">
      <style:table-column-properties style:column-width="4.32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none"/>
    </style:style>
    <style:style style:name="Tabla3.3" style:family="table-row">
      <style:table-row-properties style:min-row-height="0.189cm" fo:keep-together="auto"/>
    </style:style>
    <style:style style:name="Tabla3.A3" style:family="table-cell">
      <style:table-cell-properties fo:padding-left="0.191cm" fo:padding-right="0.191cm" fo:padding-top="0cm" fo:padding-bottom="0cm" fo:border-left="none" fo:border-right="none" fo:border-top="none" fo:border-bottom="1.5pt solid #5ec6f2"/>
    </style:style>
    <style:style style:name="Tabla4" style:family="table">
      <style:table-properties style:width="19.001cm" style:rel-width="100%" fo:margin-left="0.002cm" fo:margin-top="0cm" fo:margin-bottom="0cm" table:align="left"/>
    </style:style>
    <style:style style:name="Tabla4.A" style:family="table-column">
      <style:table-column-properties style:column-width="9.405cm" style:rel-column-width="32439*"/>
    </style:style>
    <style:style style:name="Tabla4.B" style:family="table-column">
      <style:table-column-properties style:column-width="9.596cm" style:rel-column-width="33095*"/>
    </style:style>
    <style:style style:name="Tabla4.1" style:family="table-row">
      <style:table-row-properties style:min-row-height="0.97cm" fo:keep-together="auto"/>
    </style:style>
    <style:style style:name="Tabla4.A1" style:family="table-cell">
      <style:table-cell-properties fo:padding-left="0.191cm" fo:padding-right="0.191cm" fo:padding-top="0cm" fo:padding-bottom="0cm" fo:border="none"/>
    </style:style>
    <style:style style:name="Tabla5" style:family="table">
      <style:table-properties style:width="19.001cm" style:rel-width="100%" fo:margin-left="0.002cm" fo:margin-top="0cm" fo:margin-bottom="0cm" table:align="left" style:writing-mode="lr-tb"/>
    </style:style>
    <style:style style:name="Tabla5.A" style:family="table-column">
      <style:table-column-properties style:column-width="19.001cm" style:rel-column-width="65535*"/>
    </style:style>
    <style:style style:name="Tabla5.1" style:family="table-row">
      <style:table-row-properties style:min-row-height="0.97cm" fo:keep-together="auto"/>
    </style:style>
    <style:style style:name="Tabla5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style style:name="MT1" style:family="text"/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3cm" fo:margin-left="0cm" fo:margin-right="0cm" fo:margin-bottom="1.593cm" style:dynamic-spacing="true"/>
      </style:header-style>
      <style:footer-style>
        <style:header-footer-properties fo:min-height="0.169cm" fo:margin-left="0cm" fo:margin-right="0cm" fo:margin-top="0.0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3cm" fo:margin-left="0cm" fo:margin-right="0cm" fo:margin-bottom="1.593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date-style style:name="N10120" number:language="en" number:country="US">
      <number:day number:style="long"/>
      <number:text> </number:text>
      <number:month number:textual="true"/>
      <number:text>. </number:text>
      <number:year/>
    </number:date-style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cabecera_20_bullet_20_proyecto">P/.<draw:frame draw:style-name="Mfr1" draw:name="0 Imagen" text:anchor-type="char" svg:x="-0.115cm" svg:y="-0.282cm" svg:width="3.281cm" svg:height="1.52cm" draw:z-index="3"><draw:image xlink:href="Pictures/100002010000011E000000843AAB934A.png" xlink:type="simple" xlink:show="embed" xlink:actuate="onLoad"/></draw:frame></text:p>
            </table:table-cell>
            <table:table-cell table:style-name="Tabla3.A1" office:value-type="string">
              <text:p text:style-name="cabecera_20_proyecto"><text:title>firmapdf Alfresco</text:title></text:p>
            </table:table-cell>
            <table:table-cell table:style-name="Tabla3.A1" table:number-rows-spanned="2" office:value-type="string">
              <text:p text:style-name="Standard"/>
            </table:table-cell>
          </table:table-row>
          <table:table-row table:style-name="Tabla3.1">
            <table:table-cell table:style-name="Tabla3.A1" office:value-type="string">
              <text:p text:style-name="cabecera_20_bullet_20_documento">D/.</text:p>
            </table:table-cell>
            <table:table-cell table:style-name="Tabla3.A1" office:value-type="string">
              <text:p text:style-name="cabecera_20_documento"><text:subject>Manual de usuario</text:subject></text:p>
            </table:table-cell>
            <table:covered-table-cell/>
          </table:table-row>
          <table:table-row table:style-name="Tabla3.3">
            <table:table-cell table:style-name="Tabla3.A3" table:number-columns-spanned="3" office:value-type="string">
              <text:p text:style-name="Header"/>
            </table:table-cell>
            <table:covered-table-cell/>
            <table:covered-table-cell/>
          </table:table-row>
        </table:table>
        <text:p text:style-name="Header"/>
      </style:header>
      <style:foot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Helvetica_20__2b__20_izquierda_20__2b__20_azul"/>
            </table:table-cell>
            <table:table-cell table:style-name="Tabla4.A1" office:value-type="string">
              <text:p text:style-name="Helvetica_20__2b__20_derecha"/>
              <text:p text:style-name="MP1"><text:span text:style-name="Helvetica_20__2b__20_derecha_20__2b_azul_20_Car">pág./</text:span> <text:page-number text:select-page="current">5</text:page-number> de <text:page-count>5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2" draw:name="gráficos1" text:anchor-type="as-char" svg:width="5.248cm" svg:height="2.431cm" draw:z-index="5"><draw:image xlink:href="Pictures/1000020100000171000000ABA0063076.png" xlink:type="simple" xlink:show="embed" xlink:actuate="onLoad"/></draw:frame></text:p>
      </style:header>
      <style:footer>
        <table:table table:name="Tabla5" table:style-name="Tabla5">
          <table:table-column table:style-name="Tabla5.A"/>
          <table:table-row table:style-name="Tabla5.1">
            <table:table-cell table:style-name="Tabla5.A1" office:value-type="string">
              <text:p text:style-name="Helvetica_20__2b__20_derecha"><text:span text:style-name="Helvetica_20__2b__20_derecha_20__2b_azul_20_Car">F/.</text:span> <text:date style:data-style-name="N10120" text:date-value="2013-10-28T12:29:38.299999726">28 Oct. 13</text:date></text:p>
              <text:p text:style-name="MP1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rmapdf Alfresco</dc:title>
    <dc:subject>Manual de usuario</dc:subject>
    <meta:editing-cycles>5</meta:editing-cycles>
    <meta:print-date>2013-07-03T16:12:00</meta:print-date>
    <meta:creation-date>2013-10-28T12:02:10.683000000</meta:creation-date>
    <dc:date>2013-10-28T12:29:38.208000000</dc:date>
    <meta:editing-duration>PT13M43S</meta:editing-duration>
    <meta:generator>LibreOffice/4.1.2.3$Windows_x86 LibreOffice_project/40b2d7fde7e8d2d7bc5a449dc65df4d08a7dd38</meta:generator>
    <meta:document-statistic meta:table-count="5" meta:image-count="7" meta:object-count="0" meta:page-count="5" meta:paragraph-count="45" meta:word-count="295" meta:character-count="1849" meta:non-whitespace-character-count="1556"/>
    <meta:user-defined meta:name="AppVersion">14.0000</meta:user-defined>
    <meta:user-defined meta:name="Company">keen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keensoft - plantilla 2013.dotx" xlink:href=""/>
  </office:meta>
</office:document-meta>
</file>